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ction 1: Hello, World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braries requir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</text:p>
              </text:list-item>
              <text:list-item>
                <text:p>python-dotenv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ct Structure</text:p>
          </draw:text-box>
        </draw:frame>
        <draw:frame draw:style-name="gr2" draw:text-style-name="P3" draw:layer="layout" svg:width="7.62cm" svg:height="0.886cm" svg:x="1.27cm" svg:y="5.588cm">
          <draw:text-box>
            <text:p>project_folder</text:p>
          </draw:text-box>
        </draw:frame>
        <draw:frame draw:style-name="gr2" draw:text-style-name="P3" draw:layer="layout" svg:width="7.874cm" svg:height="0.886cm" svg:x="4.318cm" svg:y="6.858cm">
          <draw:text-box>
            <text:p>requirements.txt</text:p>
          </draw:text-box>
        </draw:frame>
        <draw:frame draw:style-name="gr2" draw:text-style-name="P3" draw:layer="layout" svg:width="6.604cm" svg:height="0.886cm" svg:x="4.318cm" svg:y="7.744cm">
          <draw:text-box>
            <text:p>project.py</text:p>
          </draw:text-box>
        </draw:frame>
        <draw:frame draw:style-name="gr2" draw:text-style-name="P3" draw:layer="layout" svg:width="5.588cm" svg:height="0.886cm" svg:x="4.318cm" svg:y="8.63cm">
          <draw:text-box>
            <text:p>venv/</text:p>
          </draw:text-box>
        </draw:frame>
        <draw:frame draw:style-name="gr2" draw:text-style-name="P3" draw:layer="layout" svg:width="3.556cm" svg:height="0.886cm" svg:x="4.318cm" svg:y="9.528cm">
          <draw:text-box>
            <text:p>app/</text:p>
          </draw:text-box>
        </draw:frame>
        <draw:frame draw:style-name="gr2" draw:text-style-name="P3" draw:layer="layout" svg:width="3.81cm" svg:height="0.886cm" svg:x="6.35cm" svg:y="10.668cm">
          <draw:text-box>
            <text:p>__init__.py</text:p>
          </draw:text-box>
        </draw:frame>
        <draw:frame draw:style-name="gr2" draw:text-style-name="P3" draw:layer="layout" svg:width="3.556cm" svg:height="0.886cm" svg:x="6.398cm" svg:y="11.733cm">
          <draw:text-box>
            <text:p>routes.py</text:p>
          </draw:text-box>
        </draw:frame>
        <draw:connector draw:style-name="gr3" draw:text-style-name="P4" draw:layer="layout" svg:x1="2.414cm" svg:y1="6.705cm" svg:x2="2.414cm" svg:y2="9.967cm" svg:d="M2414 6705v3262" svg:viewBox="0 0 1 3263">
          <text:p/>
        </draw:connector>
        <draw:connector draw:style-name="gr3" draw:text-style-name="P4" draw:layer="layout" svg:x1="5.163cm" svg:y1="10.661cm" svg:x2="5.163cm" svg:y2="12.305cm" svg:d="M5163 10661v1644" svg:viewBox="0 0 1 164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__init__.p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Python, any sub-directory with an __init__.py is a package, and can be imported</text:p>
              </text:list-item>
              <text:list-item>
                <text:p>When importing a package the __init__.py file runs and determines what symbols the package exposes.</text:p>
                <text:p/>
              </text:list-item>
              <text:list-item>
                <text:p>We need to import the Flask class from the flask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utes.p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ains view functions, which handle application routes</text:p>
              </text:list-item>
              <text:list-item>
                <text:p>Decorators tell flask which functions map to which route, as well as different th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.p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ain module file</text:p>
              </text:list-item>
              <text:list-item>
                <text:p>Defines the application ins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-dotenv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 requires an environment variable FLASK_APP to be set when running</text:p>
              </text:list-item>
              <text:list-item>
                <text:p>With python-dotenv, environment variables can be set in a .env or .flaskenv file</text:p>
              </text:list-item>
              <text:list-item>
                <text:p>Useful env variables:</text:p>
                <text:list>
                  <text:list-item>
                    <text:p>FLASK_APP</text:p>
                  </text:list-item>
                  <text:list-item>
                    <text:p>FLASK_ENV=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ask command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ere are a lot</text:p>
              </text:list-item>
              <text:list-item>
                <text:p>I don’t know them all</text:p>
              </text:list-item>
              <text:list-item>
                <text:p>You’ll be using one a lot: flask ru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4T16:00:24.079531454</meta:creation-date>
    <meta:editing-duration>PT9M1S</meta:editing-duration>
    <meta:editing-cycles>2</meta:editing-cycles>
    <meta:generator>LibreOffice/6.3.4.2.0$Linux_X86_64 LibreOffice_project/30$Build-2</meta:generator>
    <dc:title>Midnightblue</dc:title>
    <dc:date>2020-01-24T16:29:45.335927016</dc:date>
    <meta:document-statistic meta:object-count="91"/>
  </office:meta>
</office:document-meta>
</file>